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e2859" officeooo:paragraph-rsid="001e28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tioon.html</text:p>
      <text:p text:style-name="P1">&lt;!DOCTYPE html&gt;</text:p>
      <text:p text:style-name="P1">&lt;html&gt;</text:p>
      <text:p text:style-name="P1">&lt;head&gt;</text:p>
      <text:p text:style-name="P1">&lt;title&gt;&lt;/title&gt;</text:p>
      <text:p text:style-name="P1">&lt;link rel="stylesheet" type="text/css" href="animation.css"&gt;</text:p>
      <text:p text:style-name="P1">&lt;style&gt; </text:p>
      <text:p text:style-name="P1">body{</text:p>
      <text:p text:style-name="P1"><text:tab/>background: url(https://i.pinimg.com/originals/31/0d/4a/310d4a2f36b4fe4a07a31f5f7759a4d3.jpg);</text:p>
      <text:p text:style-name="P1"><text:tab/>background-size: 100%;</text:p>
      <text:p text:style-name="P1"><text:tab/>background-repeat: no-repeat;</text:p>
      <text:p text:style-name="P1">}</text:p>
      <text:p text:style-name="P1">div {</text:p>
      <text:p text:style-name="P1"><text:s text:c="4"/>width: 100px;</text:p>
      <text:p text:style-name="P1"><text:s text:c="4"/>height: 100px;</text:p>
      <text:p text:style-name="P1"><text:s text:c="4"/></text:p>
      <text:p text:style-name="P1"><text:s text:c="4"/>position: relative;</text:p>
      <text:p text:style-name="P1"><text:s text:c="3"/></text:p>
      <text:p text:style-name="P1"><text:s text:c="4"/>animation-name: example;</text:p>
      <text:p text:style-name="P1"><text:s text:c="4"/>animation-duration: 5s;</text:p>
      <text:p text:style-name="P1"><text:s text:c="4"/>animation-timing-function: ease-in-out;</text:p>
      <text:p text:style-name="P1"><text:s text:c="4"/>animation-delay: 0.5s;</text:p>
      <text:p text:style-name="P1"><text:s text:c="4"/>animation-iteration-count: infinite;</text:p>
      <text:p text:style-name="P1"><text:s text:c="4"/>animation-direction: linear;</text:p>
      <text:p text:style-name="P1"/>
      <text:p text:style-name="P1">}</text:p>
      <text:p text:style-name="P1"/>
      <text:p text:style-name="P1"/>
      <text:p text:style-name="P1">@keyframes example {</text:p>
      <text:p text:style-name="P1"><text:s text:c="3"/>0%{top: 800px;left: -100px}</text:p>
      <text:p text:style-name="P1"><text:s text:c="3"/>50%{top: 250px;left: 250px}</text:p>
      <text:p text:style-name="P1"><text:s text:c="3"/>100%{top: 0px;left: 1000px}</text:p>
      <text:p text:style-name="P1">}</text:p>
      <text:p text:style-name="P1">&lt;/style&gt;</text:p>
      <text:p text:style-name="P1">&lt;/head&gt;</text:p>
      <text:p text:style-name="P1">&lt;body&gt;</text:p>
      <text:p text:style-name="P1"/>
      <text:p text:style-name="P1"/>
      <text:p text:style-name="P1">&lt;div&gt;</text:p>
      <text:p text:style-name="P1">&lt;img src="https://encrypted-tbn0.gstatic.com/images?q=tbn:ANd9GcQ1buvRrq1pqlhwX7i98nU8ul2afw7swN86_qRzIz1T6NfA5hE4_A"&gt;</text:p>
      <text:p text:style-name="P1"/>
      <text:p text:style-name="P1">&lt;/div&gt;</text:p>
      <text:p text:style-name="P1"/>
      <text:p text:style-name="P1">&lt;/body&gt;</text:p>
      <text:p text:style-name="P1">&lt;/html&gt;</text:p>
      <text:p text:style-name="P1"/>
      <text:p text:style-name="P1"/>
      <text:p text:style-name="P1">animation.css</text:p>
      <text:p text:style-name="P1"/>
      <text:p text:style-name="P1">div{</text:p>
      <text:p text:style-name="P1"><text:soft-page-break/><text:s/>width: 100px;</text:p>
      <text:p text:style-name="P1"><text:s text:c="4"/>height: 100px;</text:p>
      <text:p text:style-name="P1"><text:s text:c="4"/>position: relative;</text:p>
      <text:p text:style-name="P1"><text:s text:c="4"/>background-color: red;</text:p>
      <text:p text:style-name="P1"><text:s text:c="4"/>animation-name: mario1;</text:p>
      <text:p text:style-name="P1"><text:s text:c="4"/>animation-duration: 4s;</text:p>
      <text:p text:style-name="P1"><text:s text:c="4"/>animation-iteration-count: 2;</text:p>
      <text:p text:style-name="P1"><text:s text:c="4"/>animation-direction: alternate;</text:p>
      <text:p text:style-name="P1">}</text:p>
      <text:p text:style-name="P1"/>
      <text:p text:style-name="P1">@keyframes mario1 {</text:p>
      <text:p text:style-name="P1"><text:s text:c="4"/>0% <text:s text:c="2"/>{background-color:red; left:0px; top:0px;}</text:p>
      <text:p text:style-name="P1"><text:s text:c="4"/>25% <text:s/>{background-color:yellow; left:200px; top:0px;}</text:p>
      <text:p text:style-name="P1"><text:s text:c="4"/>50% <text:s/>{background-color:blue; left:200px; top:200px;}</text:p>
      <text:p text:style-name="P1"><text:s text:c="4"/>75% <text:s/>{background-color:green; left:0px; top:200px;}</text:p>
      <text:p text:style-name="P1"><text:s text:c="4"/>100% {background-color:red; left:0px; top:0px;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0:21:31.212402199</meta:creation-date>
    <dc:date>2018-09-27T10:22:39.295698757</dc:date>
    <meta:editing-duration>PT1M9S</meta:editing-duration>
    <meta:editing-cycles>1</meta:editing-cycles>
    <meta:document-statistic meta:table-count="0" meta:image-count="0" meta:object-count="0" meta:page-count="2" meta:paragraph-count="56" meta:word-count="105" meta:character-count="1331" meta:non-whitespace-character-count="1170"/>
    <meta:generator>LibreOffice/5.3.0.3$Linux_X86_64 LibreOffice_project/7074905676c47b82bbcfbea1aeefc84afe1c50e1</meta:generator>
  </office:meta>
</office:document-meta>
</file>